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Web" style:family="paragraph"/>
    <style:style style:name="P3" style:parent-style-name="NormalWeb" style:family="paragraph"/>
    <style:style style:name="P4" style:parent-style-name="NormalWeb" style:family="paragraph"/>
    <style:style style:name="P5" style:parent-style-name="NormalWeb" style:family="paragraph"/>
    <style:style style:name="P6" style:parent-style-name="NormalWeb" style:family="paragraph"/>
    <style:style style:name="P7" style:parent-style-name="NormalWeb" style:family="paragraph"/>
    <style:style style:name="P8" style:parent-style-name="NormalWeb" style:family="paragraph"/>
    <style:style style:name="P9" style:parent-style-name="NormalWeb" style:family="paragraph"/>
    <style:style style:name="P10" style:parent-style-name="NormalWeb" style:family="paragraph"/>
    <style:style style:name="P11" style:parent-style-name="NormalWeb" style:family="paragraph"/>
    <style:style style:name="P12" style:parent-style-name="NormalWeb" style:family="paragraph"/>
    <style:style style:name="P13" style:parent-style-name="NormalWeb" style:family="paragraph"/>
    <style:style style:name="P14" style:parent-style-name="NormalWeb" style:family="paragraph"/>
    <style:style style:name="P15" style:parent-style-name="NormalWeb" style:family="paragraph"/>
    <style:style style:name="P16" style:parent-style-name="NormalWeb" style:family="paragraph"/>
    <style:style style:name="P17" style:parent-style-name="NormalWeb" style:family="paragraph"/>
    <style:style style:name="P18" style:parent-style-name="NormalWeb" style:family="paragraph"/>
    <style:style style:name="P19" style:parent-style-name="NormalWeb" style:family="paragraph"/>
    <style:style style:name="P20" style:parent-style-name="NormalWeb" style:family="paragraph"/>
    <style:style style:name="P21" style:parent-style-name="NormalWeb" style:family="paragraph"/>
    <style:style style:name="P22" style:parent-style-name="NormalWeb" style:family="paragraph"/>
    <style:style style:name="P23" style:parent-style-name="NormalWeb" style:family="paragraph"/>
    <style:style style:name="P24" style:parent-style-name="NormalWeb" style:family="paragraph"/>
    <style:style style:name="P25" style:parent-style-name="NormalWeb" style:family="paragraph"/>
    <style:style style:name="P26" style:parent-style-name="NormalWeb" style:family="paragraph"/>
    <style:style style:name="P27" style:parent-style-name="NormalWeb" style:family="paragraph"/>
    <style:style style:name="P28" style:parent-style-name="NormalWeb" style:family="paragraph"/>
    <style:style style:name="P29" style:parent-style-name="NormalWeb" style:family="paragraph"/>
    <style:style style:name="P30" style:parent-style-name="NormalWeb" style:family="paragraph"/>
    <style:style style:name="P31" style:parent-style-name="NormalWeb" style:family="paragraph"/>
    <style:style style:name="P32" style:parent-style-name="NormalWeb" style:family="paragraph"/>
    <style:style style:name="P33" style:parent-style-name="NormalWeb" style:family="paragraph"/>
    <style:style style:name="P34" style:parent-style-name="NormalWeb" style:family="paragraph"/>
    <style:style style:name="P35" style:parent-style-name="NormalWeb" style:family="paragraph"/>
    <style:style style:name="P36" style:parent-style-name="NormalWeb" style:family="paragraph"/>
    <style:style style:name="P37" style:parent-style-name="NormalWeb" style:family="paragraph"/>
    <style:style style:name="P38" style:parent-style-name="NormalWeb" style:family="paragraph"/>
    <style:style style:name="P39" style:parent-style-name="NormalWeb" style:family="paragraph"/>
    <style:style style:name="P40" style:parent-style-name="NormalWeb" style:family="paragraph"/>
    <style:style style:name="P41" style:parent-style-name="NormalWeb" style:family="paragraph"/>
    <style:style style:name="P42" style:parent-style-name="NormalWeb" style:family="paragraph"/>
    <style:style style:name="P43" style:parent-style-name="NormalWeb" style:family="paragraph"/>
    <style:style style:name="P44" style:parent-style-name="NormalWeb" style:family="paragraph"/>
    <style:style style:name="P45" style:parent-style-name="NormalWeb" style:family="paragraph"/>
    <style:style style:name="P46" style:parent-style-name="NormalWeb" style:family="paragraph"/>
    <style:style style:name="P47" style:parent-style-name="NormalWeb" style:family="paragraph"/>
    <style:style style:name="P48" style:parent-style-name="NormalWeb" style:family="paragraph"/>
    <style:style style:name="P49" style:parent-style-name="NormalWeb" style:family="paragraph"/>
    <style:style style:name="P50" style:parent-style-name="NormalWeb" style:family="paragraph"/>
    <style:style style:name="P51" style:parent-style-name="NormalWeb" style:family="paragraph"/>
    <style:style style:name="P52" style:parent-style-name="NormalWeb" style:family="paragraph"/>
    <style:style style:name="P53" style:parent-style-name="NormalWeb" style:family="paragraph"/>
    <style:style style:name="P54" style:parent-style-name="NormalWeb" style:family="paragraph"/>
    <style:style style:name="P55" style:parent-style-name="NormalWeb" style:family="paragraph"/>
    <style:style style:name="P56" style:parent-style-name="NormalWeb" style:family="paragraph"/>
    <style:style style:name="P57" style:parent-style-name="NormalWeb" style:family="paragraph"/>
    <style:style style:name="P58" style:parent-style-name="NormalWeb" style:family="paragraph"/>
    <style:style style:name="P59" style:parent-style-name="NormalWeb" style:family="paragraph"/>
    <style:style style:name="P60" style:parent-style-name="NormalWeb" style:family="paragraph"/>
    <style:style style:name="P61" style:parent-style-name="NormalWeb" style:family="paragraph"/>
    <style:style style:name="P62" style:parent-style-name="NormalWeb" style:family="paragraph"/>
    <style:style style:name="P63" style:parent-style-name="NormalWeb" style:family="paragraph"/>
    <style:style style:name="P64" style:parent-style-name="NormalWeb" style:family="paragraph"/>
    <style:style style:name="P65" style:parent-style-name="NormalWeb" style:family="paragraph"/>
    <style:style style:name="P66" style:parent-style-name="NormalWeb" style:family="paragraph"/>
    <style:style style:name="P67" style:parent-style-name="NormalWeb" style:family="paragraph"/>
    <style:style style:name="P68" style:parent-style-name="NormalWeb" style:family="paragraph"/>
    <style:style style:name="P69" style:parent-style-name="NormalWeb" style:family="paragraph"/>
    <style:style style:name="P70" style:parent-style-name="NormalWeb" style:family="paragraph"/>
    <style:style style:name="P71" style:parent-style-name="NormalWeb" style:family="paragraph"/>
    <style:style style:name="P72" style:parent-style-name="NormalWeb" style:family="paragraph"/>
    <style:style style:name="P73" style:parent-style-name="NormalWeb" style:family="paragraph"/>
    <style:style style:name="P74" style:parent-style-name="NormalWeb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Resumo - Dia 1</text:h>
      <text:h text:style-name="Título2" text:outline-level="2">Mapa Mental: Bancos de Dados</text:h>
      <text:h text:style-name="Título3" text:outline-level="3">1. Definição</text:h>
      <text:list text:style-name="LFO8" text:continue-numbering="true">
        <text:list-item>
          <text:p text:style-name="P2">Surgiram para armazenar, organizar e recuperar informações eficientemente.</text:p>
        </text:list-item>
        <text:list-item>
          <text:p text:style-name="P3">Coleções de dados logicamente relacionados.</text:p>
        </text:list-item>
        <text:list-item>
          <text:p text:style-name="P4">Gerenciados por Sistemas de Gerenciamento de Bancos de Dados (SGBD).</text:p>
        </text:list-item>
      </text:list>
      <text:h text:style-name="Título3" text:outline-level="3">2. Funções dos SGBD</text:h>
      <text:list text:style-name="LFO9" text:continue-numbering="true">
        <text:list-item>
          <text:p text:style-name="P5">Segurança</text:p>
        </text:list-item>
        <text:list-item>
          <text:p text:style-name="P6">Confiabilidade</text:p>
        </text:list-item>
        <text:list-item>
          <text:p text:style-name="P7">Acessibilidade</text:p>
        </text:list-item>
        <text:list-item>
          <text:p text:style-name="P8">Operações básicas:</text:p>
          <text:list text:continue-numbering="true">
            <text:list-item>
              <text:p text:style-name="P9">Inserção</text:p>
            </text:list-item>
            <text:list-item>
              <text:p text:style-name="P10">Consulta</text:p>
            </text:list-item>
            <text:list-item>
              <text:p text:style-name="P11">Atualização</text:p>
            </text:list-item>
            <text:list-item>
              <text:p text:style-name="P12">Exclusão</text:p>
            </text:list-item>
          </text:list>
        </text:list-item>
      </text:list>
      <text:h text:style-name="Título3" text:outline-level="3">3. História</text:h>
      <text:list text:style-name="LFO10" text:continue-numbering="true">
        <text:list-item>
          <text:p text:style-name="P13">Década de 1960: início da necessidade de armazenamento estruturado.</text:p>
        </text:list-item>
        <text:list-item>
          <text:p text:style-name="P14"><text:span text:style-name="Forte">IBM</text:span>: pioneira nos bancos relacionais e criadora do SQL (Structured Query Language).</text:p>
        </text:list-item>
        <text:list-item>
          <text:p text:style-name="P15"><text:span text:style-name="Forte">1976</text:span>: Honeywell lança o primeiro sistema comercial.</text:p>
        </text:list-item>
        <text:list-item>
          <text:p text:style-name="P16">Evolução: surgimento de sistemas como SQL/DS e DB2.</text:p>
        </text:list-item>
      </text:list>
      <text:h text:style-name="Título2" text:outline-level="2">Perguntas e Respostas</text:h>
      <text:list text:style-name="LFO11" text:continue-numbering="true">
        <text:list-item>
          <text:p text:style-name="P17"><text:span text:style-name="Forte">O que é um banco de dados?</text:span></text:p>
          <text:list text:continue-numbering="true">
            <text:list-item>
              <text:p text:style-name="P18">É uma coleção organizada de dados relacionados que possuem significado inerente dentro de um determinado contexto.</text:p>
            </text:list-item>
          </text:list>
        </text:list-item>
        <text:list-item>
          <text:p text:style-name="P19"><text:span text:style-name="Forte">Qual a importância dos bancos de dados?</text:span></text:p>
          <text:list text:continue-numbering="true">
            <text:list-item>
              <text:p text:style-name="P20">Permitem armazenar, organizar e recuperar informações de forma eficiente, garantindo segurança, confiabilidade e acessibilidade aos dados.</text:p>
            </text:list-item>
          </text:list>
        </text:list-item>
        <text:list-item>
          <text:p text:style-name="P21"><text:span text:style-name="Forte">O que é um Sistema de Gerenciamento de Banco de Dados (SGBD)?</text:span></text:p>
          <text:list text:continue-numbering="true">
            <text:list-item>
              <text:p text:style-name="P22">É um software que gerencia bancos de dados, permitindo realizar operações como inserção, consulta, atualização e exclusão de dados.</text:p>
            </text:list-item>
          </text:list>
        </text:list-item>
        <text:list-item>
          <text:p text:style-name="P23"><text:span text:style-name="Forte">Por que os dados precisam estar organizados em um banco de dados?</text:span></text:p>
          <text:list text:continue-numbering="true">
            <text:list-item>
              <text:p text:style-name="P24">Para facilitar a recuperação e manipulação das informações, garantindo que tenham um propósito e façam sentido dentro do sistema em que estão inseridos.</text:p>
            </text:list-item>
          </text:list>
        </text:list-item>
        <text:list-item>
          <text:p text:style-name="P25"><text:span text:style-name="Forte">Quando surgiram os primeiros sistemas de bancos de dados?</text:span></text:p>
          <text:list text:continue-numbering="true">
            <text:list-item>
              <text:p text:style-name="P26">No final da década de 1960, quando as empresas passaram a precisar de soluções mais eficientes para o armazenamento de informações.</text:p>
            </text:list-item>
          </text:list>
        </text:list-item>
        <text:list-item>
          <text:p text:style-name="P27"><text:span text:style-name="Forte">Quais empresas foram pioneiras no desenvolvimento de bancos de dados?</text:span></text:p>
          <text:list text:continue-numbering="true">
            <text:list-item>
              <text:p text:style-name="P28">IBM, Oracle e Sybase foram algumas das empresas que impulsionaram o desenvolvimento dos bancos de dados.</text:p>
            </text:list-item>
          </text:list>
        </text:list-item>
        <text:list-item>
          <text:p text:style-name="P29"><text:span text:style-name="Forte">O que a IBM contribuiu para a evolução dos bancos de dados?</text:span></text:p>
          <text:list text:continue-numbering="true">
            <text:list-item>
              <text:p text:style-name="P30">Desenvolveu o conceito de bancos de dados relacionais e criou a linguagem SQL, que se tornou o padrão da indústria.</text:p>
            </text:list-item>
          </text:list>
        </text:list-item>
        <text:list-item>
          <text:p text:style-name="P31"><text:span text:style-name="Forte">Quem lançou o primeiro sistema comercial de banco de dados e quando?</text:span></text:p>
          <text:soft-page-break/>
          <text:list text:continue-numbering="true">
            <text:list-item>
              <text:p text:style-name="P32">A Honeywell lançou o primeiro sistema comercial em 1976.</text:p>
            </text:list-item>
          </text:list>
        </text:list-item>
        <text:list-item>
          <text:p text:style-name="P33"><text:span text:style-name="Forte">Quais foram alguns dos sistemas desenvolvidos pela IBM após a criação do SQL?</text:span></text:p>
          <text:list text:continue-numbering="true">
            <text:list-item>
              <text:p text:style-name="P34">A IBM desenvolveu sistemas como SQL/DS e DB2, que estabeleceram a base dos bancos de dados modernos.</text:p>
            </text:list-item>
          </text:list>
        </text:list-item>
        <text:list-item>
          <text:p text:style-name="P35"><text:span text:style-name="Forte">O que significa dizer que os dados possuem um "significado inerente"?</text:span></text:p>
        </text:list-item>
      </text:list>
      <text:list text:style-name="LFO12" text:continue-numbering="true">
        <text:list-item>
          <text:p text:style-name="P36">Significa que os dados não são apenas números ou textos isolados, mas possuem um propósito e fazem sentido dentro de um sistema específico.</text:p>
        </text:list-item>
      </text:list>
      <text:p text:style-name="Normal"><draw:custom-shape svg:x="0in" svg:y="0in" svg:width="5.90556in" svg:height="0.00069in" draw:z-index="0" draw:id="id0" draw:style-name="a0" draw:name="Horizontal Line 2" text:anchor-type="as-char"><svg:title/><svg:desc/><draw:enhanced-geometry draw:type="non-primitive" svg:viewBox="0 0 21600 21600" draw:enhanced-path="M 0 0 L 21600 0 21600 21600 0 21600 Z N"/></draw:custom-shape></text:p>
      <text:h text:style-name="Título2" text:outline-level="2">Mapa Mental: Usuários e Níveis de Abstração de Bancos de Dados</text:h>
      <text:h text:style-name="Título3" text:outline-level="3">Usuários de Bancos de Dados</text:h>
      <text:list text:style-name="LFO13" text:continue-numbering="true">
        <text:list-item>
          <text:p text:style-name="P37"><text:span text:style-name="Forte">Administrador de Banco de Dados (DBA)</text:span></text:p>
          <text:list text:continue-numbering="true">
            <text:list-item>
              <text:p text:style-name="P38">Supervisiona o uso</text:p>
            </text:list-item>
            <text:list-item>
              <text:p text:style-name="P39">Gerencia segurança e desempenho</text:p>
            </text:list-item>
            <text:list-item>
              <text:p text:style-name="P40">Autoriza acessos</text:p>
            </text:list-item>
          </text:list>
        </text:list-item>
        <text:list-item>
          <text:p text:style-name="P41"><text:span text:style-name="Forte">Analistas de Banco de Dados (Projetistas)</text:span></text:p>
          <text:list text:continue-numbering="true">
            <text:list-item>
              <text:p text:style-name="P42">Identificam dados a armazenar</text:p>
            </text:list-item>
            <text:list-item>
              <text:p text:style-name="P43">Escolhem estruturas adequadas</text:p>
            </text:list-item>
            <text:list-item>
              <text:p text:style-name="P44">Integram visões dos usuários</text:p>
            </text:list-item>
          </text:list>
        </text:list-item>
        <text:list-item>
          <text:p text:style-name="P45"><text:span text:style-name="Forte">Usuários Finais</text:span></text:p>
          <text:list text:continue-numbering="true">
            <text:list-item>
              <text:p text:style-name="P46">Acessam BD para consultas e modificações</text:p>
            </text:list-item>
            <text:list-item>
              <text:p text:style-name="P47">Podem ser usuários comuns ou avançados</text:p>
            </text:list-item>
          </text:list>
        </text:list-item>
        <text:list-item>
          <text:p text:style-name="P48"><text:span text:style-name="Forte">Analistas de Sistemas e Programadores</text:span></text:p>
          <text:list text:continue-numbering="true">
            <text:list-item>
              <text:p text:style-name="P49">Desenvolvem especificações</text:p>
            </text:list-item>
            <text:list-item>
              <text:p text:style-name="P50">Implementam aplicações</text:p>
            </text:list-item>
          </text:list>
        </text:list-item>
      </text:list>
      <text:h text:style-name="Título3" text:outline-level="3">Níveis de Abstração (ANSI/SPARC)</text:h>
      <text:list text:style-name="LFO14" text:continue-numbering="true">
        <text:list-item>
          <text:p text:style-name="P51"><text:span text:style-name="Forte">Nível Externo</text:span></text:p>
          <text:list text:continue-numbering="true">
            <text:list-item>
              <text:p text:style-name="P52">Representa visões dos dados por usuários</text:p>
            </text:list-item>
          </text:list>
        </text:list-item>
        <text:list-item>
          <text:p text:style-name="P53"><text:span text:style-name="Forte">Nível Conceitual</text:span></text:p>
          <text:list text:continue-numbering="true">
            <text:list-item>
              <text:p text:style-name="P54">Estrutura lógica dos dados</text:p>
            </text:list-item>
            <text:list-item>
              <text:p text:style-name="P55">Oculta detalhes físicos</text:p>
            </text:list-item>
          </text:list>
        </text:list-item>
        <text:list-item>
          <text:p text:style-name="P56"><text:span text:style-name="Forte">Nível Interno</text:span></text:p>
          <text:list text:continue-numbering="true">
            <text:list-item>
              <text:p text:style-name="P57">Estrutura física de armazenamento</text:p>
            </text:list-item>
            <text:list-item>
              <text:p text:style-name="P58">Caminhos de acesso aos dados</text:p>
            </text:list-item>
          </text:list>
        </text:list-item>
      </text:list>
      <text:p text:style-name="Normal"><draw:custom-shape svg:x="0in" svg:y="0in" svg:width="5.90556in" svg:height="0.00069in" draw:z-index="0" draw:id="id1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<text:h text:style-name="Título2" text:outline-level="2">Questionário com Respostas</text:h>
      <text:list text:style-name="LFO15" text:continue-numbering="true">
        <text:list-item>
          <text:p text:style-name="P59"><text:span text:style-name="Forte">Quem é responsável por supervisionar o uso do banco de dados e gerenciar sua segurança?</text:span></text:p>
          <text:list text:continue-numbering="true">
            <text:list-item>
              <text:p text:style-name="P60"><text:span text:style-name="Forte">Resposta:</text:span><text:s/>Administrador de Banco de Dados (DBA).</text:p>
            </text:list-item>
          </text:list>
        </text:list-item>
        <text:list-item>
          <text:p text:style-name="P61"><text:span text:style-name="Forte">Qual a função principal dos analistas de banco de dados?</text:span></text:p>
          <text:list text:continue-numbering="true">
            <text:list-item>
              <text:p text:style-name="P62"><text:span text:style-name="Forte">Resposta:</text:span><text:s/>Identificar os dados a serem armazenados, escolher estruturas adequadas e integrar diferentes visões dos usuários.</text:p>
            </text:list-item>
          </text:list>
        </text:list-item>
        <text:list-item>
          <text:p text:style-name="P63"><text:span text:style-name="Forte">Quais são os dois tipos principais de usuários finais?</text:span></text:p>
          <text:list text:continue-numbering="true">
            <text:list-item>
              <text:p text:style-name="P64"><text:span text:style-name="Forte">Resposta:</text:span><text:s/>Usuários comuns e usuários avançados.</text:p>
            </text:list-item>
          </text:list>
        </text:list-item>
        <text:list-item>
          <text:p text:style-name="P65"><text:span text:style-name="Forte">Qual a responsabilidade dos analistas de sistemas e programadores de aplicações?</text:span></text:p>
          <text:soft-page-break/>
          <text:list text:continue-numbering="true">
            <text:list-item>
              <text:p text:style-name="P66"><text:span text:style-name="Forte">Resposta:</text:span><text:s/>Desenvolver especificações e implementar aplicações baseadas nas necessidades dos usuários finais.</text:p>
            </text:list-item>
          </text:list>
        </text:list-item>
        <text:list-item>
          <text:p text:style-name="P67"><text:span text:style-name="Forte">Quais são os três níveis de abstração de um banco de dados?</text:span></text:p>
          <text:list text:continue-numbering="true">
            <text:list-item>
              <text:p text:style-name="P68"><text:span text:style-name="Forte">Resposta:</text:span><text:s/>Nível Externo, Nível Conceitual e Nível Interno.</text:p>
            </text:list-item>
          </text:list>
        </text:list-item>
        <text:list-item>
          <text:p text:style-name="P69"><text:span text:style-name="Forte">O que representa o nível externo da arquitetura ANSI/SPARC?</text:span></text:p>
          <text:list text:continue-numbering="true">
            <text:list-item>
              <text:p text:style-name="P70"><text:span text:style-name="Forte">Resposta:</text:span><text:s/>Representa as visões dos dados pelos diferentes grupos de usuários.</text:p>
            </text:list-item>
          </text:list>
        </text:list-item>
        <text:list-item>
          <text:p text:style-name="P71"><text:span text:style-name="Forte">O que descreve o nível conceitual?</text:span></text:p>
          <text:list text:continue-numbering="true">
            <text:list-item>
              <text:p text:style-name="P72"><text:span text:style-name="Forte">Resposta:</text:span><text:s/>Descreve a estrutura lógica dos dados, ocultando detalhes físicos.</text:p>
            </text:list-item>
          </text:list>
        </text:list-item>
        <text:list-item>
          <text:p text:style-name="P73"><text:span text:style-name="Forte">O que é tratado no nível interno do banco de dados?</text:span></text:p>
          <text:list text:continue-numbering="true">
            <text:list-item>
              <text:p text:style-name="P74"><text:span text:style-name="Forte">Resposta:</text:span><text:s/>A estrutura física de armazenamento e os caminhos de acesso aos dados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Título4Char" style:display-name="Título 4 Char" style:family="text" style:parent-style-name="Fonteparág.padrão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ana Viana</dc:creator>
    <meta:creation-date>2025-03-07T08:26:00Z</meta:creation-date>
    <dc:date>2025-03-31T14:58:00Z</dc:date>
    <meta:template xlink:href="Normal.dotm" xlink:type="simple"/>
    <meta:editing-cycles>4</meta:editing-cycles>
    <meta:editing-duration>PT420S</meta:editing-duration>
    <meta:document-statistic meta:page-count="3" meta:paragraph-count="8" meta:word-count="677" meta:character-count="4326" meta:row-count="30" meta:non-whitespace-character-count="3657"/>
  </office:meta>
</office:document-meta>
</file>